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f7dd9" officeooo:paragraph-rsid="001f7dd9"/>
    </style:style>
    <style:style style:name="P2" style:family="paragraph" style:parent-style-name="Heading_20_1">
      <style:text-properties officeooo:rsid="0021c5f4" officeooo:paragraph-rsid="0021c5f4"/>
    </style:style>
    <style:style style:name="P3" style:family="paragraph" style:parent-style-name="Heading_20_1">
      <style:text-properties officeooo:rsid="00230ead" officeooo:paragraph-rsid="00230ead"/>
    </style:style>
    <style:style style:name="P4" style:family="paragraph" style:parent-style-name="Heading_20_1">
      <style:text-properties officeooo:rsid="002484ce" officeooo:paragraph-rsid="002484ce"/>
    </style:style>
    <style:style style:name="P5" style:family="paragraph" style:parent-style-name="Text_20_body">
      <style:text-properties officeooo:rsid="001f7dd9" officeooo:paragraph-rsid="001f7dd9"/>
    </style:style>
    <style:style style:name="P6" style:family="paragraph" style:parent-style-name="Text_20_body" style:list-style-name="L1">
      <style:text-properties officeooo:rsid="001f7dd9" officeooo:paragraph-rsid="001f7dd9"/>
    </style:style>
    <style:style style:name="P7" style:family="paragraph" style:parent-style-name="Text_20_body" style:list-style-name="L1">
      <style:text-properties officeooo:rsid="002017eb" officeooo:paragraph-rsid="002017eb"/>
    </style:style>
    <style:style style:name="P8" style:family="paragraph" style:parent-style-name="Text_20_body">
      <style:text-properties officeooo:rsid="0021c5f4" officeooo:paragraph-rsid="0021c5f4"/>
    </style:style>
    <style:style style:name="P9" style:family="paragraph" style:parent-style-name="Text_20_body" style:list-style-name="L2">
      <style:text-properties officeooo:rsid="0021c5f4" officeooo:paragraph-rsid="0021c5f4"/>
    </style:style>
    <style:style style:name="P10" style:family="paragraph" style:parent-style-name="Text_20_body">
      <style:text-properties officeooo:rsid="00230ead" officeooo:paragraph-rsid="00230ead"/>
    </style:style>
    <style:style style:name="P11" style:family="paragraph" style:parent-style-name="Text_20_body" style:list-style-name="L3">
      <style:text-properties officeooo:rsid="00230ead" officeooo:paragraph-rsid="00230ead"/>
    </style:style>
    <style:style style:name="P12" style:family="paragraph" style:parent-style-name="Text_20_body" style:list-style-name="L4">
      <style:text-properties officeooo:rsid="002484ce" officeooo:paragraph-rsid="002484ce"/>
    </style:style>
    <style:style style:name="T1" style:family="text">
      <style:text-properties officeooo:rsid="002017eb"/>
    </style:style>
    <style:style style:name="T2" style:family="text">
      <style:text-properties officeooo:rsid="00238f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P1" text:outline-level="1">Rozpoznanie problemu</text:h>
      <text:p text:style-name="P5">Zagadnienie rozpoznawania maszynowego faktur jest utrudnione o tyle, że firmy stosują ich różne formaty. Jednak zastosowanie odpowiednich narzędzi pozwala z większą lub mniejszą dokładnością przewidzieć ich treść. Zwyczajowy rozkład informacji zawartych w fakturze zawsze pozostaje taki sam.</text:p>
      <text:h text:style-name="P1" text:outline-level="1">Stosowane narzędzia</text:h>
      <text:list xml:id="list1993313370" text:style-name="L1">
        <text:list-item>
          <text:p text:style-name="P6">Język R – <text:span text:style-name="T1">język programowania, stworzony na potrzeby uczenia maszynowego.</text:span></text:p>
        </text:list-item>
        <text:list-item>
          <text:p text:style-name="P6">Tesseract – <text:span text:style-name="T1">silnik optycznego rozpoznawania znaków utworzony i rozwijany przez Google.</text:span></text:p>
        </text:list-item>
        <text:list-item>
          <text:p text:style-name="P6">Naiwny klasyfikator bayesowski – <text:span text:style-name="T1">klasyfikator probabilistyczny oparty na założeniu niezależności zmiennych. Naiwny, ponieważ zmienne nie zawsze mają związek z rzeczywistością.</text:span></text:p>
        </text:list-item>
        <text:list-item>
          <text:p text:style-name="P7">Accord.NET – framework open source do uczenia maszynowego.</text:p>
        </text:list-item>
      </text:list>
      <text:h text:style-name="P2" text:outline-level="1">Potrzebne dane</text:h>
      <text:p text:style-name="P8">Faktury zawierają specyficzne dane, które muszą zostać odpowiednio rozpoznane przez system. Są to:</text:p>
      <text:list xml:id="list221707390" text:style-name="L2">
        <text:list-item>
          <text:p text:style-name="P9">Liczba pozycji na fakturze.</text:p>
        </text:list-item>
        <text:list-item>
          <text:p text:style-name="P9">Jednostki stosowane przy do określenia wartości.</text:p>
        </text:list-item>
        <text:list-item>
          <text:p text:style-name="P9">Cena jednostkowa.</text:p>
        </text:list-item>
        <text:list-item>
          <text:p text:style-name="P9">Waluta.</text:p>
        </text:list-item>
        <text:list-item>
          <text:p text:style-name="P9">Informacje o produkcie.</text:p>
        </text:list-item>
        <text:list-item>
          <text:p text:style-name="P9">Termin płatności. </text:p>
        </text:list-item>
      </text:list>
      <text:h text:style-name="P3" text:outline-level="1">Cel projektu</text:h>
      <text:p text:style-name="P10">Głównym celem jest stworzenie prototypu oprogramowania do rozpoznania i przetworzenia informacji zawartych w fakturach. W tym celu konieczne jest wykonanie następujących czynności:</text:p>
      <text:list xml:id="list1697855452" text:style-name="L3">
        <text:list-item>
          <text:p text:style-name="P11">Badanie powinno <text:span text:style-name="T2">wykazać</text:span>:</text:p>
          <text:list>
            <text:list-item>
              <text:p text:style-name="P11">istniejące silniki OCR pod względem ich skuteczności <text:span text:style-name="T2">w rozpoznawaniu </text:span>słów na fakturach,</text:p>
            </text:list-item>
            <text:list-item>
              <text:p text:style-name="P11">w jaki sposób można zastosować dopasowanie tekstu w celu wydobycia danych strukturalnych ze zwykłego tekstu i poprawienia błędów generowanych przez OCR,</text:p>
            </text:list-item>
            <text:list-item>
              <text:p text:style-name="P11"><text:soft-page-break/>w jaki sposób proces interpretacji faktur zostanie zautomatyzowany za pomocą uczenia maszynowego na danych specyficznych dla faktury.</text:p>
            </text:list-item>
          </text:list>
        </text:list-item>
        <text:list-item>
          <text:p text:style-name="P11">Wdrożenie silnika OCR powinno:</text:p>
          <text:list>
            <text:list-item>
              <text:p text:style-name="P11"><text:span text:style-name="T2">popełniać niewiele błędów</text:span>,</text:p>
            </text:list-item>
            <text:list-item>
              <text:p text:style-name="P11">wytwarzać czytelny zwykły tekst,</text:p>
            </text:list-item>
            <text:list-item>
              <text:p text:style-name="P11">zachować strukturę faktur.</text:p>
            </text:list-item>
          </text:list>
        </text:list-item>
        <text:list-item>
          <text:p text:style-name="P11">Implementacja uczenia maszynowego powinna:</text:p>
          <text:list>
            <text:list-item>
              <text:p text:style-name="P11">wykazać, czy dane w fakturach są prawidłowe, czy powinny być nadzorowane i poprawiane ręcznie,</text:p>
            </text:list-item>
            <text:list-item>
              <text:p text:style-name="P11">być modułow<text:span text:style-name="T2">a</text:span>, aby ułatwić dostosowanie rozwiązania do przyszłych dziedzin,</text:p>
            </text:list-item>
            <text:list-item>
              <text:p text:style-name="P11">określić <text:span text:style-name="T2">procentowo, stopień poprawności faktury</text:span>.</text:p>
            </text:list-item>
          </text:list>
        </text:list-item>
        <text:list-item>
          <text:p text:style-name="P11">Analiza powinna</text:p>
          <text:list>
            <text:list-item>
              <text:p text:style-name="P11">ocenić, w jaki sposób istniejące silniki OCR działają na różnych fakturach,</text:p>
            </text:list-item>
            <text:list-item>
              <text:p text:style-name="P11">stwierdzić, czy prototyp maszyny do nauki staje się lepszy <text:span text:style-name="T2">pod wpływem ilości przetwarzanych danych,</text:span></text:p>
            </text:list-item>
            <text:list-item>
              <text:p text:style-name="P11">obliczyć, z jaką pewnością protokół uczenia maszynowego dostarczy odpowiedź,</text:p>
            </text:list-item>
            <text:list-item>
              <text:p text:style-name="P11">ocenić, czy technika jest działającą alternatywą dla ludzkiego nadzoru.</text:p>
            </text:list-item>
          </text:list>
        </text:list-item>
      </text:list>
      <text:h text:style-name="P4" text:outline-level="1">Utrudnienia projektowe</text:h>
      <text:list xml:id="list1947347106" text:style-name="L4">
        <text:list-item>
          <text:p text:style-name="P12">Trudności w rozpoznawaniu tekstu odręcznego,</text:p>
        </text:list-item>
        <text:list-item>
          <text:p text:style-name="P12">rozpoznawanym językiem będzie jedynie język polski i angielsk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style:font-name="Calibri" fo:font-family="Calibri" style:font-style-name="Regularn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9:11:08.527000000</meta:creation-date>
    <dc:date>2018-10-27T10:24:53.726000000</dc:date>
    <meta:editing-duration>PT2M9S</meta:editing-duration>
    <meta:editing-cycles>1</meta:editing-cycles>
    <meta:document-statistic meta:table-count="0" meta:image-count="0" meta:object-count="0" meta:page-count="2" meta:paragraph-count="37" meta:word-count="331" meta:character-count="2430" meta:non-whitespace-character-count="2160"/>
    <meta:generator>LibreOffice/6.1.0.3$Windows_x86 LibreOffice_project/efb621ed25068d70781dc026f7e9c5187a4decd1</meta:generator>
  </office:meta>
</office:document-meta>
</file>